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te rendu semaine 5</text:p>
      <text:p text:style-name="Standard"/>
      <text:p text:style-name="Standard">Cette semaine nous nous sommes concentrés sur le déplacement du bot, afin de le rendre plus fluide et de faire en sorte que le bot cesse de passer à coté d'items sans les récupérer.</text:p>
      <text:p text:style-name="Standard"/>
      <text:p text:style-name="Standard">Dans les versions précédentes, deux bots pouvaient rester face à face – en sautant sur place – sans se tirer dessus car l'ennemi était hors de porté. Ce problème a été corrigé. Maintenant si un ennemi est hors porté mais quand même visible, au lieu de rester sur place en espérant que l'adversaire se rapproche, le bot va se diriger vers son ennemi et commencer à tirer quand celui-ci sera à porté de tir.</text:p>
      <text:p text:style-name="Standard"/>
      <text:p text:style-name="Standard">Le choix des armes a aussi été modifier en implantant l' "epsilon-greedy" .</text:p>
      <text:p text:style-name="Standard"/>
      <text:p text:style-name="Standard">Nous commençons aussi à développer des comportements – neutre (correspondant au bot « normal » tel qu'il sera au lancement) , découragé (le bot abandonnera la partie, se laissera tuer, quittera le jeu ?), nerveux (beaucoup de tour sur lui même sans trop bouger de l'endroit où il est (près d'un poste de soin par exemple)), enragé (tire sur tout ce qui bouge, toujours en mouvement) et confi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4T10:44:38.51</meta:creation-date>
    <dc:date>2017-05-04T11:07:22.79</dc:date>
    <meta:editing-duration>PT6M43S</meta:editing-duration>
    <meta:editing-cycles>2</meta:editing-cycles>
    <meta:generator>OpenOffice/4.1.1$Win32 OpenOffice.org_project/411m6$Build-9775</meta:generator>
    <meta:document-statistic meta:table-count="0" meta:image-count="0" meta:object-count="0" meta:page-count="1" meta:paragraph-count="5" meta:word-count="193" meta:character-count="1079"/>
  </office:meta>
</office:document-meta>
</file>